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005cm" fo:margin-left="0cm" table:align="left"/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2.702cm"/>
    </style:style>
    <style:style style:name="Tableau1.C" style:family="table-column">
      <style:table-column-properties style:column-width="5.5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5cm" table:align="margins"/>
    </style:style>
    <style:style style:name="Tableau2.A" style:family="table-column">
      <style:table-column-properties style:column-width="15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5cm" table:align="margins"/>
    </style:style>
    <style:style style:name="Tableau3.A" style:family="table-column">
      <style:table-column-properties style:column-width="15cm" style:rel-column-width="65535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5.005cm" fo:margin-left="0cm" table:align="left"/>
    </style:style>
    <style:style style:name="Tableau4.A" style:family="table-column">
      <style:table-column-properties style:column-width="9.204cm"/>
    </style:style>
    <style:style style:name="Tableau4.B" style:family="table-column">
      <style:table-column-properties style:column-width="0.302cm"/>
    </style:style>
    <style:style style:name="Tableau4.C" style:family="table-column">
      <style:table-column-properties style:column-width="5.5cm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5cm" table:align="margins"/>
    </style:style>
    <style:style style:name="Tableau5.A" style:family="table-column">
      <style:table-column-properties style:column-width="15cm" style:rel-column-width="65535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5.005cm" fo:margin-left="0cm" table:align="left"/>
    </style:style>
    <style:style style:name="Tableau6.A" style:family="table-column">
      <style:table-column-properties style:column-width="2.004cm"/>
    </style:style>
    <style:style style:name="Tableau6.B" style:family="table-column">
      <style:table-column-properties style:column-width="7.996cm"/>
    </style:style>
    <style:style style:name="Tableau6.C" style:family="table-column">
      <style:table-column-properties style:column-width="5.00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5.005cm" fo:margin-left="0cm" table:align="left"/>
    </style:style>
    <style:style style:name="Tableau7.A" style:family="table-column">
      <style:table-column-properties style:column-width="6.294cm"/>
    </style:style>
    <style:style style:name="Tableau7.B" style:family="table-column">
      <style:table-column-properties style:column-width="5.405cm"/>
    </style:style>
    <style:style style:name="Tableau7.C" style:family="table-column">
      <style:table-column-properties style:column-width="3.307cm"/>
    </style:style>
    <style:style style:name="Tableau7.A1" style:family="table-cell">
      <style:table-cell-properties fo:padding="0.097cm" fo:border="none"/>
    </style:style>
    <style:style style:name="Tableau7.3" style:family="table-row">
      <style:table-row-properties style:min-row-height="0.739cm"/>
    </style:style>
    <style:style style:name="P1" style:family="paragraph" style:parent-style-name="Table_20_Contents">
      <style:text-properties officeooo:rsid="0016d01f" officeooo:paragraph-rsid="0016d01f"/>
    </style:style>
    <style:style style:name="P2" style:family="paragraph" style:parent-style-name="Table_20_Contents">
      <style:text-properties officeooo:rsid="0016d01f" officeooo:paragraph-rsid="00184bac"/>
    </style:style>
    <style:style style:name="P3" style:family="paragraph" style:parent-style-name="Table_20_Contents">
      <style:text-properties officeooo:rsid="00184e9c" officeooo:paragraph-rsid="00184e9c"/>
    </style:style>
    <style:style style:name="P4" style:family="paragraph" style:parent-style-name="Table_20_Contents">
      <style:text-properties officeooo:rsid="0018c3e9" officeooo:paragraph-rsid="0018c3e9"/>
    </style:style>
    <style:style style:name="P5" style:family="paragraph" style:parent-style-name="Table_20_Contents">
      <style:text-properties officeooo:rsid="00191ba4" officeooo:paragraph-rsid="00191ba4"/>
    </style:style>
    <style:style style:name="P6" style:family="paragraph" style:parent-style-name="Table_20_Contents">
      <style:text-properties officeooo:rsid="001a956f" officeooo:paragraph-rsid="001a956f"/>
    </style:style>
    <style:style style:name="P7" style:family="paragraph" style:parent-style-name="Table_20_Contents">
      <style:text-properties officeooo:rsid="0024211a" officeooo:paragraph-rsid="0024211a"/>
    </style:style>
    <style:style style:name="P8" style:family="paragraph" style:parent-style-name="Table_20_Contents">
      <style:text-properties officeooo:rsid="00256d99" officeooo:paragraph-rsid="00256d99"/>
    </style:style>
    <style:style style:name="P9" style:family="paragraph" style:parent-style-name="Table_20_Contents">
      <style:text-properties officeooo:rsid="001f81c4" officeooo:paragraph-rsid="0026474a"/>
    </style:style>
    <style:style style:name="P10" style:family="paragraph" style:parent-style-name="Table_20_Contents">
      <style:text-properties officeooo:rsid="0026474a" officeooo:paragraph-rsid="0026474a"/>
    </style:style>
    <style:style style:name="P11" style:family="paragraph" style:parent-style-name="Table_20_Contents">
      <style:text-properties officeooo:rsid="0027fc26" officeooo:paragraph-rsid="0027fc26"/>
    </style:style>
    <style:style style:name="P12" style:family="paragraph" style:parent-style-name="Table_20_Contents">
      <style:text-properties officeooo:rsid="0034d36f" officeooo:paragraph-rsid="0034d36f"/>
    </style:style>
    <style:style style:name="P13" style:family="paragraph" style:parent-style-name="Table_20_Contents">
      <style:text-properties officeooo:rsid="0035e263" officeooo:paragraph-rsid="0035e263"/>
    </style:style>
    <style:style style:name="P14" style:family="paragraph" style:parent-style-name="Table_20_Contents">
      <style:text-properties officeooo:rsid="003cb623" officeooo:paragraph-rsid="003cb623"/>
    </style:style>
    <style:style style:name="P15" style:family="paragraph" style:parent-style-name="Table_20_Contents">
      <style:text-properties officeooo:rsid="0043b0e5" officeooo:paragraph-rsid="0043b0e5"/>
    </style:style>
    <style:style style:name="P1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16d01f" officeooo:paragraph-rsid="0016d01f"/>
    </style:style>
    <style:style style:name="P17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5.801cm"/>
        </style:tab-stops>
      </style:paragraph-properties>
      <style:text-properties officeooo:rsid="0016d01f" officeooo:paragraph-rsid="00184bac"/>
    </style:style>
    <style:style style:name="P18" style:family="paragraph" style:parent-style-name="Standard">
      <style:text-properties officeooo:rsid="004bd2f3" officeooo:paragraph-rsid="004bd2f3"/>
    </style:style>
    <style:style style:name="P19" style:family="paragraph" style:parent-style-name="Standard">
      <style:text-properties officeooo:rsid="004c812b" officeooo:paragraph-rsid="004c812b"/>
    </style:style>
    <style:style style:name="P20" style:family="paragraph" style:parent-style-name="Standard">
      <style:paragraph-properties fo:break-before="page"/>
      <style:text-properties officeooo:rsid="004c812b" officeooo:paragraph-rsid="004c812b"/>
    </style:style>
    <style:style style:name="P2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2" style:family="paragraph" style:parent-style-name="Preformatted_20_Text">
      <style:text-properties fo:font-variant="normal" fo:text-transform="none" fo:color="#000000" fo:letter-spacing="normal" fo:font-style="normal" fo:font-weight="normal" officeooo:rsid="004c812b" officeooo:paragraph-rsid="004c812b"/>
    </style:style>
    <style:style style:name="P23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24" style:family="paragraph" style:parent-style-name="Preformatted_20_Text">
      <style:paragraph-properties fo:orphans="2" fo:widows="2"/>
    </style:style>
    <style:style style:name="P2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26" style:family="paragraph" style:parent-style-name="Table_20_Contents" style:list-style-name="L1">
      <style:text-properties style:font-name="Arial" officeooo:rsid="00191ba4" officeooo:paragraph-rsid="00191ba4"/>
    </style:style>
    <style:style style:name="P27" style:family="paragraph" style:parent-style-name="Table_20_Contents" style:list-style-name="L2">
      <style:text-properties officeooo:rsid="00256d99" officeooo:paragraph-rsid="00256d99"/>
    </style:style>
    <style:style style:name="P28" style:family="paragraph" style:parent-style-name="Table_20_Contents" style:list-style-name="L3">
      <style:text-properties officeooo:rsid="00447d0c" officeooo:paragraph-rsid="00447d0c"/>
    </style:style>
    <style:style style:name="P29" style:family="paragraph" style:parent-style-name="Table_20_Contents" style:list-style-name="L4">
      <style:text-properties officeooo:rsid="0026474a" officeooo:paragraph-rsid="0026474a"/>
    </style:style>
    <style:style style:name="P30" style:family="paragraph" style:parent-style-name="Table_20_Contents" style:list-style-name="L4">
      <style:text-properties officeooo:rsid="0027fc26" officeooo:paragraph-rsid="0027fc26"/>
    </style:style>
    <style:style style:name="P31" style:family="paragraph" style:parent-style-name="Table_20_Contents">
      <style:text-properties officeooo:rsid="00184e9c" officeooo:paragraph-rsid="00184e9c"/>
    </style:style>
    <style:style style:name="P32" style:family="paragraph" style:parent-style-name="Table_20_Contents">
      <style:text-properties officeooo:rsid="0050691b" officeooo:paragraph-rsid="0050691b"/>
    </style:style>
    <style:style style:name="T1" style:family="text">
      <style:text-properties officeooo:rsid="00184bac"/>
    </style:style>
    <style:style style:name="T2" style:family="text">
      <style:text-properties officeooo:rsid="00184e9c"/>
    </style:style>
    <style:style style:name="T3" style:family="text">
      <style:text-properties officeooo:rsid="00191ba4"/>
    </style:style>
    <style:style style:name="T4" style:family="text">
      <style:text-properties officeooo:rsid="001c21ff"/>
    </style:style>
    <style:style style:name="T5" style:family="text">
      <style:text-properties officeooo:rsid="001dd4f8"/>
    </style:style>
    <style:style style:name="T6" style:family="text">
      <style:text-properties officeooo:rsid="0020b078"/>
    </style:style>
    <style:style style:name="T7" style:family="text">
      <style:text-properties officeooo:rsid="0024211a"/>
    </style:style>
    <style:style style:name="T8" style:family="text">
      <style:text-properties officeooo:rsid="00256d99"/>
    </style:style>
    <style:style style:name="T9" style:family="text">
      <style:text-properties officeooo:rsid="0026474a"/>
    </style:style>
    <style:style style:name="T10" style:family="text">
      <style:text-properties officeooo:rsid="002729c4"/>
    </style:style>
    <style:style style:name="T11" style:family="text">
      <style:text-properties officeooo:rsid="0028fec6"/>
    </style:style>
    <style:style style:name="T12" style:family="text">
      <style:text-properties officeooo:rsid="002cec6a"/>
    </style:style>
    <style:style style:name="T13" style:family="text">
      <style:text-properties officeooo:rsid="002d177e"/>
    </style:style>
    <style:style style:name="T14" style:family="text">
      <style:text-properties officeooo:rsid="002d937c"/>
    </style:style>
    <style:style style:name="T15" style:family="text">
      <style:text-properties officeooo:rsid="002f4ff4"/>
    </style:style>
    <style:style style:name="T16" style:family="text">
      <style:text-properties officeooo:rsid="002f4ffa"/>
    </style:style>
    <style:style style:name="T17" style:family="text">
      <style:text-properties officeooo:rsid="002f718c"/>
    </style:style>
    <style:style style:name="T18" style:family="text">
      <style:text-properties officeooo:rsid="00315ad7"/>
    </style:style>
    <style:style style:name="T19" style:family="text">
      <style:text-properties officeooo:rsid="0033eef5"/>
    </style:style>
    <style:style style:name="T20" style:family="text">
      <style:text-properties officeooo:rsid="0037209f"/>
    </style:style>
    <style:style style:name="T21" style:family="text">
      <style:text-properties officeooo:rsid="00381248"/>
    </style:style>
    <style:style style:name="T22" style:family="text">
      <style:text-properties officeooo:rsid="003b0236"/>
    </style:style>
    <style:style style:name="T23" style:family="text">
      <style:text-properties officeooo:rsid="003c0194"/>
    </style:style>
    <style:style style:name="T24" style:family="text">
      <style:text-properties officeooo:rsid="00447d0c"/>
    </style:style>
    <style:style style:name="T25" style:family="text">
      <style:text-properties officeooo:rsid="0047c20b"/>
    </style:style>
    <style:style style:name="T26" style:family="text">
      <style:text-properties officeooo:rsid="0049e1f6"/>
    </style:style>
    <style:style style:name="T27" style:family="text">
      <style:text-properties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Corentin LECLER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"><text:s/><text:span text:style-name="T1">S.A.R.L. </text:span>DOMOVEIL</text:p>
          </table:table-cell>
        </table:table-row>
        <table:table-row>
          <table:table-cell table:style-name="Tableau1.A1" office:value-type="string">
            <text:p text:style-name="P1">4 allée des cerisier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7"><text:span text:style-name="T1">M. </text:span>Jean-Sébastien <text:span text:style-name="T1">WILLEM</text:span></text:p>
          </table:table-cell>
        </table:table-row>
        <table:table-row>
          <table:table-cell table:style-name="Tableau1.A1" office:value-type="string">
            <text:p text:style-name="P1">C1/1 Résidence des vergers de la ly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125 rue de tourcoing</text:p>
          </table:table-cell>
        </table:table-row>
        <table:table-row>
          <table:table-cell table:style-name="Tableau1.A1" office:value-type="string">
            <text:p text:style-name="P6">59236 FRELINGHIEN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59100 Roubaix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/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Lettre <text:span text:style-name="T2">r</text:span>ecommandée avec A.<text:span text:style-name="T2">R.</text:span>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P3">Frelinghien, </text:p>
          </table:table-cell>
        </table:table-row>
        <table:table-row>
          <table:table-cell table:style-name="Tableau4.A1" office:value-type="string">
            <text:p text:style-name="P3">Mes réf : </text:p>
            <text:p text:style-name="P32">- mon mail du 26 novembre vers le comptable sollicitant une copie du cahier de pointage</text:p>
            <text:p text:style-name="P32">- ma relance le 5 décembre vers le comptable et ce dernier me redirigeant vers vous-même</text:p>
            <text:p text:style-name="P32">- ma demande de copie du cahier de pointage auprès de vous et votre refus le … </text:p>
            <text:p text:style-name="P3">- <text:span text:style-name="T5">mon mail du 17 janvier sollicitant un rdv</text:span></text:p>
            <text:p text:style-name="P3">- <text:span text:style-name="T5">votre mail du 17 janvier indiquant que vous allez m'en fixer un sur la base de mon planning.</text:span></text:p>
            <text:p text:style-name="P3">- <text:span text:style-name="T5">mon mail du 22 janvier vous relançant sur la demande de prise de rdv et proposant 8 dates possibles compatibles avec mon planning jour/nuit.</text:span></text:p>
            <text:p text:style-name="P3">- <text:span text:style-name="T5">votre mail du 23 janv indiquant un rendez vous lors de la semaine du 6 février</text:span></text:p>
            <text:p text:style-name="P3">- <text:span text:style-name="T5">mon mail du 8 février après n'avoir eu <text:s/>aucune date ni heure précise de rendez vous </text:span></text:p>
            <text:p text:style-name="P3">- <text:span text:style-name="T4">votre mail du 9 février me fixant rendez vous le 10 février à 8h30</text:span></text:p>
            <text:p text:style-name="P3">- <text:span text:style-name="T5">mon mail du 10 février sollicitant que vous me <text:s/>proposiez une autre date, puisque vous ne vous êtes pas présenté le 10 février au rendez-vous que vous m'avez vous-même fixé, resté sans réponse. </text:span></text:p>
            <text:p text:style-name="P3"><text:s/>- L.R.A.R 1E00163540474, avis de distribution daté du 17/02/2017 <text:span text:style-name="T17">tamponnée par l’entreprise, mais non signée</text:span></text:p>
            <text:p text:style-name="P7">- mon sms vers le délégué du personnel <text:span text:style-name="T8">le .. sollicitant réponse à ma question </text:span></text:p>
            <text:p text:style-name="P8">- votre absence de réponse</text:p>
            <text:p text:style-name="P8">- mon sms vers le délégué du personnel demandant réponse le …</text:p>
            <text:p text:style-name="P8">- votre affirmation écrite de fournir une réponse écrite</text:p>
            <text:p text:style-name="P8">- votre absence de réponse</text:p>
            <text:p text:style-name="P8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3">Le <text:span text:style-name="T7">04</text:span>/0<text:span text:style-name="T7">6</text:span>/2017</text:p>
          </table:table-cell>
        </table:table-row>
      </table:table>
      <table:table table:name="Tableau5" table:style-name="Tableau5">
        <table:table-column table:style-name="Tableau5.A"/>
        <text:soft-page-break/>
        <table:table-row>
          <table:table-cell table:style-name="Tableau5.A1" office:value-type="string">
            <text:p text:style-name="P3">Objet : <text:span text:style-name="T7">demande de rappel sur heures supplémentaires</text:span></text:p>
          </table:table-cell>
        </table:table-row>
        <table:table-row>
          <table:table-cell table:style-name="Tableau5.A1" office:value-type="string">
            <text:p text:style-name="P16"/>
          </table:table-cell>
        </table:table-row>
        <table:table-row>
          <table:table-cell table:style-name="Tableau5.A1" office:value-type="string">
            <text:p text:style-name="P3">A l'attention de Monsieur Jean-Sébastien WILLEM.</text:p>
          </table:table-cell>
        </table:table-row>
        <table:table-row>
          <table:table-cell table:style-name="Tableau5.A1" office:value-type="string">
            <text:p text:style-name="Table_20_Contents"/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P3">Monsieur,</text:p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table:number-columns-spanned="3" office:value-type="string">
            <text:p text:style-name="P4"><text:span text:style-name="T3">M</text:span>a l<text:span text:style-name="T3">ettre recommandée avec accusé de réception</text:span> <text:span text:style-name="T3">mentionnée</text:span> en référence est restée sans réponse <text:span text:style-name="T3">de votre part. </text:span></text:p>
          </table:table-cell>
          <table:covered-table-cell/>
          <table:covered-table-cell/>
        </table:table-row>
      </table:table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</table:table-row>
        <table:table-row>
          <table:table-cell table:style-name="Tableau7.A1" table:number-columns-spanned="3" office:value-type="string">
            <text:p text:style-name="P5"><text:span text:style-name="T15">Pour rappel, j’y demandais une réponse écrite aux </text:span>questions <text:span text:style-name="T15">suivantes</text:span> :</text:p>
            <text:list xml:id="list3123831089759873003" text:style-name="L1">
              <text:list-item>
                <text:p text:style-name="P26">Quel est le fondement de l'annualisation mentionnée dans mon contrat de travail ?</text:p>
              </text:list-item>
              <text:list-item>
                <text:p text:style-name="P26">Quelles sont les dates de début de période et de fin de période d'annualisation ? </text:p>
              </text:list-item>
            </text:list>
          </table:table-cell>
          <table:covered-table-cell/>
          <table:covered-table-cell/>
        </table:table-row>
        <table:table-row table:style-name="Tableau7.3"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9"><text:s text:c="4"/>Je demand<text:span text:style-name="T16">ais</text:span> un<text:span text:style-name="T16">e réponse</text:span> écrit<text:span text:style-name="T16">e</text:span> parce qu'il est très compliqué de vous rencontr<text:span text:style-name="T6">er en entretien individuel. </text:span><text:s/>(cf les références de nos échanges de mail ). </text:p>
            <text:p text:style-name="P10">J’ai aussi essayé de faire communiquer le délégué du personnel avec vous, pour passer par la voie classique, mais sans effet (cf mes références en annexe mail et sms).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8"><text:s text:c="4"/>En <text:span text:style-name="T18">l’</text:span>absence de réponse de votre part, j’ai effectué <text:span text:style-name="T9">d</text:span>es recherches. </text:p>
            <text:p text:style-name="P8">J’ai pris contact avec l’inspection du travail à plusieurs reprises pour faire le point sur mes obligations et mes droits. Il m’a été indiqué :</text:p>
            <text:list xml:id="list7329996319838581869" text:style-name="L2">
              <text:list-item>
                <text:p text:style-name="P27">qu’en l’absence d’accord d’annualisation, le droit commun s’appliquait <text:span text:style-name="T12">(la clause permettant de se passer d’accord d’annualisation pour les usines à feu continu s’applique aux usines, pas aux sociétés de télésurveillance)</text:span></text:p>
              </text:list-item>
              <text:list-item>
                <text:p text:style-name="P27">que l’entreprise domoveil n’a fait l’objet d’aucun accord d’annualisation (cf mail de l’inspection du travail en référence)</text:p>
              </text:list-item>
              <text:list-item>
                <text:p text:style-name="P27">qu’il n’existe aucun accord de branche prévention et sécurité permettant l’annualisation</text:p>
              </text:list-item>
              <text:list-item>
                <text:p text:style-name="P27">que si un accord d’annualisation de groupe existait, il aurait dû m’être communiqué lors de l’établissement du contrat de travail </text:p>
              </text:list-item>
            </text:list>
            <text:p text:style-name="P10"/>
            <text:p text:style-name="P8"/>
            <text:p text:style-name="P8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5">La clause d’annualisation de mon contrat de travail n’est donc pas fondée légalement, mais la clause permettant de travailler sur un volume horaire hebdomadaire supérieur à 35 heures (39 heures) est une possibilité accordée par <text:span text:style-name="T24">&lt;…. L3121-23 ct ???? parle pas </text:span><text:soft-page-break/><text:span text:style-name="T24">de la mise en place… &gt; <text:s/>. A ce niveau deux possibilités :</text:span></text:p>
            <text:list xml:id="list6509647502609693685" text:style-name="L3">
              <text:list-item>
                <text:p text:style-name="P28">soit cette durée hebdomadaire de travail supérieure à l’horaire légal est fondé légalement, mais pas l’annualisation, et je dois me baser sur les 39 <text:s/>heures hebdomadaires</text:p>
              </text:list-item>
              <text:list-item>
                <text:p text:style-name="P28">soit ces horaires ne sont pas fondés, et je dois me baser sur les 35 heures.</text:p>
                <text:p text:style-name="P28">Il est à noter que le décompte par la deuxième méthode vous est très favorable. J’adopte la deuxième méthode pour mon décompte, mais je me réserve le droit de revenir à la première s’il s’avère que les 39 heures hebdomadaires sont fondées. </text:p>
              </text:list-item>
            </text:list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><text:s text:c="4"/>J’ai <text:span text:style-name="T14">donc </text:span>mesuré la différence entre le mode de rémunération que vous appliquez (la mensualisation des heures supplémentaires entre 35 et 39 heures <text:span text:style-name="T13">indépendamment de l’horaire réellement effectué</text:span>, l’absence de paiement des heures ou bonifications du travail effectué au-delà de 39 heures) et la rémunération de droit commun (35 heures, 25 % de 35 à 43, 50 % de 43 à 48).</text:p>
            <text:p text:style-name="P10"/>
            <text:p text:style-name="P10">J’ai constaté :</text:p>
            <text:list xml:id="list7136146605411732089" text:style-name="L4">
              <text:list-item>
                <text:p text:style-name="P29">que je suis objectivement lésé (la différence représente en 2016 <text:span text:style-name="T10">72 équivalent heures travaillées – détail du calcul en annexe - ) . Cette lésion financière se reproduit de manière répétée d’une année à l’autre (2014 : 31,25 équivalents heures en ma défaveur) . <text:s/>Il faut reconnaître qu’en <text:s/>2015, 21 équivalents heures travail ont été réglé en ma faveur, mais le bilan des 3 années représente 82 équivalents heures en ma défaveur. </text:span></text:p>
              </text:list-item>
              <text:list-item>
                <text:p text:style-name="P30">qu’à l’occasion de plusieurs semaines (semaines .. .. .. .. de 2014 semaines … de 2015 semaines … de <text:s/>2016 ) j’ai travaillé plus de 48 heures, ce qui est interdit. j’ai compté ces heures illégales à 50 %, mais un taux de compensation supérieur pourrait être accordé au titre de l’illégalité de ces heures</text:p>
              </text:list-item>
              <text:list-item>
                <text:p text:style-name="P30">j’ai moins de un week end sur deux – cf détail du calcul en annexe - (convention collective, article 7). un week end manquant vaut <text:span text:style-name="T26">normalement compensation </text:span>aux prudhommes.</text:p>
              </text:list-item>
              <text:list-item>
                <text:p text:style-name="P30">Que même en utilisant le mode de calcul d’annualisation sur la base des 39 heures dont vous vous prétendez, il reste des heures non payées, que vous auriez du régler à la fin des mois de décembre 2014, 2015 et 2016.</text:p>
              </text:list-item>
            </text:list>
            <text:p text:style-name="P11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2"><text:s text:c="4"/>Au niveau de la preuve des heures effectuées, je vous rappelle notre échange par mail (cf mail en référence) indiquant votre refus de me communiquer la photocopie des cahiers de pointage. </text:p>
            <text:p text:style-name="P13"><text:s text:c="3"/><text:span text:style-name="T21">Je me suis basé sur les plannings envoyés par mail par domoveil.</text:span></text:p>
            <text:p text:style-name="P13"><text:s text:c="3"/><text:span text:style-name="T21">Ayant vérifié soigneusement quelle était la version à jour pour chaque mois, j’espère que vous l’accepterez comme base de calcul des heures effectivement réalisées. </text:span></text:p>
            <text:p text:style-name="P13"><text:s text:c="2"/><text:span text:style-name="T20">Si vous le souhaitez, je les tiens à votre disposition. (110 mails de plannings datés sur 4 ans)</text:span></text:p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ext:soft-page-break/>
        <table:table-row>
          <table:table-cell table:style-name="Tableau7.A1" table:number-columns-spanned="3" office:value-type="string">
            <text:p text:style-name="P11"><text:s text:c="4"/>Je demande le règlement de ces heures supplémentaires par retour de cour<text:span text:style-name="T19">r</text:span>ier <text:s/><text:span text:style-name="T11">sur la base du droit commun à <text:s/>35 heures hebdomadaires dans un premier temps, comme signe de bonne volonté, </text:span>l’<text:span text:style-name="T25">application de ce mode de rémunération pour les mois à venir (heures supplémentaires calculées et payées mensuellement et non à l’année)</text:span>, <text:span text:style-name="T22">et une contrepartie financière aux week-ends manquants. <text:s/></text:span></text:p>
            <text:p text:style-name="P11"/>
            <text:p text:style-name="P11"><text:span text:style-name="T23">E</text:span>n l’absence de réponse et d’action dans la semaine, je confierai le dossier à mon avocat. 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dialement,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entin LECLERE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14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</table:table>
      <text:p text:style-name="Standard"/>
      <text:p text:style-name="P20">ANNEXES</text:p>
      <text:p text:style-name="P19"/>
      <text:p text:style-name="P19">MAIL DU 5 DECEMBRE SOLLICITANT COPIE CAHIER DE POINTAGE</text:p>
      <text:p text:style-name="P19"/>
      <text:p text:style-name="P22">Return-Path: jean-francois.brasselet@domoveil.fr</text:p>
      <text:p text:style-name="P21">Received: from zimbra.domoveil.fr (LHLO zimbra.domoveil.fr) (10.2.0.244) by</text:p>
      <text:p text:style-name="P23"><text:s/><text:span text:style-name="T27">zimbra.domoveil.fr with LMTP; Tue, 6 Dec 2016 08:09:00 +0100 (CET)</text:span></text:p>
      <text:p text:style-name="P21">Received: from localhost (localhost [127.0.0.1])</text:p>
      <text:p text:style-name="P23"><text:s text:c="8"/><text:span text:style-name="T27">by zimbra.domoveil.fr (Postfix) with ESMTP id 9BD55760196</text:span></text:p>
      <text:p text:style-name="P23"><text:s text:c="8"/><text:span text:style-name="T27">for &lt;corentin.leclere@domoveil.fr&gt;; Tue, <text:s/>6 Dec 2016 08:09:00 +0100 (CET)</text:span></text:p>
      <text:p text:style-name="P21">X-Spam-Flag: NO</text:p>
      <text:p text:style-name="P21">X-Spam-Score: -2.909</text:p>
      <text:p text:style-name="P21">X-Spam-Level:</text:p>
      <text:p text:style-name="P21">X-Spam-Status: No, score=-2.909 tagged_above=-10 required=4.6</text:p>
      <text:p text:style-name="P23"><text:s text:c="8"/><text:span text:style-name="T27">tests=[ALL_TRUSTED=-1, BAYES_00=-1.9, T_RP_MATCHES_RCVD=-0.01,</text:span></text:p>
      <text:p text:style-name="P23"><text:s text:c="8"/><text:span text:style-name="T27">URIBL_BLOCKED=0.001] autolearn=ham autolearn_force=no</text:span></text:p>
      <text:p text:style-name="P21">Received: from zimbra.domoveil.fr ([127.0.0.1])</text:p>
      <text:p text:style-name="P23"><text:s text:c="8"/><text:span text:style-name="T27">by localhost (zimbra.domoveil.fr [127.0.0.1]) (amavisd-new, port 10032)</text:span></text:p>
      <text:p text:style-name="P23"><text:s text:c="8"/><text:span text:style-name="T27">with ESMTP id mRVRkJseTUD7 for &lt;corentin.leclere@domoveil.fr&gt;;</text:span></text:p>
      <text:p text:style-name="P23"><text:s text:c="8"/><text:span text:style-name="T27">Tue, <text:s/>6 Dec 2016 08:08:58 +0100 (CET)</text:span></text:p>
      <text:p text:style-name="P21">Received: from localhost (localhost [127.0.0.1])</text:p>
      <text:p text:style-name="P23"><text:s text:c="8"/><text:span text:style-name="T27">by zimbra.domoveil.fr (Postfix) with ESMTP id E08EA76022B</text:span></text:p>
      <text:p text:style-name="P23"><text:s text:c="8"/><text:span text:style-name="T27">for &lt;corentin.leclere@domoveil.fr&gt;; Tue, <text:s/>6 Dec 2016 08:08:58 +0100 (CET)</text:span></text:p>
      <text:p text:style-name="P21">X-Virus-Scanned: amavisd-new at domoveil.fr</text:p>
      <text:p text:style-name="P21">Received: from zimbra.domoveil.fr ([127.0.0.1])</text:p>
      <text:p text:style-name="P23"><text:s text:c="8"/><text:span text:style-name="T27">by localhost (zimbra.domoveil.fr [127.0.0.1]) (amavisd-new, port 10026)</text:span></text:p>
      <text:p text:style-name="P23"><text:s text:c="8"/><text:span text:style-name="T27">with ESMTP id 8gY4n7Tk_l9e for &lt;corentin.leclere@domoveil.fr&gt;;</text:span></text:p>
      <text:p text:style-name="P23"><text:s text:c="8"/><text:span text:style-name="T27">Tue, <text:s/>6 Dec 2016 08:08:58 +0100 (CET)</text:span></text:p>
      <text:p text:style-name="P21">Received: from zimbra.domoveil.fr (zimbra.domoveil.fr [10.2.0.244])</text:p>
      <text:p text:style-name="P23"><text:s text:c="8"/><text:span text:style-name="T27">by zimbra.domoveil.fr (Postfix) with ESMTP id CBC43760196</text:span></text:p>
      <text:p text:style-name="P23"><text:s text:c="8"/><text:span text:style-name="T27">for &lt;corentin.leclere@domoveil.fr&gt;; Tue, <text:s/>6 Dec 2016 08:08:58 +0100 (CET)</text:span></text:p>
      <text:p text:style-name="P21">Date: Tue, 6 Dec 2016 08:08:58 +0100 (CET)</text:p>
      <text:p text:style-name="P21">From: Jean Francois Brasselet &lt;jean-francois.brasselet@domoveil.fr&gt;</text:p>
      <text:p text:style-name="P21">To: Corentin Leclere &lt;corentin.leclere@domoveil.fr&gt;</text:p>
      <text:p text:style-name="P21">Message-ID: &lt;991261038.1027135.1481008138606.JavaMail.zimbra@domoveil.fr&gt;</text:p>
      <text:p text:style-name="P21">In-Reply-To: &lt;1999296502.1020342.1480957386691.JavaMail.zimbra@domoveil.fr&gt;</text:p>
      <text:p text:style-name="P21">References: &lt;1999296502.1020342.1480957386691.JavaMail.zimbra@domoveil.fr&gt;</text:p>
      <text:p text:style-name="P21">Subject: Re: demande de documents du 26 novembre</text:p>
      <text:p text:style-name="P21">MIME-Version: 1.0</text:p>
      <text:p text:style-name="P21">Content-Type: text/plain; charset=utf-8</text:p>
      <text:p text:style-name="P21">Content-Transfer-Encoding: quoted-printable</text:p>
      <text:p text:style-name="P21">X-Originating-IP: [10.6.3.3]</text:p>
      <text:p text:style-name="P21">X-Mailer: Zimbra 8.6.0_GA_1153 (ZimbraWebClient - FF50 (Win)/8.6.0_GA_1153)</text:p>
      <text:p text:style-name="P21">Thread-Topic: demande de documents du 26 novembre</text:p>
      <text:p text:style-name="P21">Thread-Index: kDKEGlUCjYSbi5KnuhkWiTPcWsNs71sRAb76</text:p>
      <text:p text:style-name="P24"><text:soft-page-break/></text:p>
      <text:p text:style-name="P21">Bonjour Corentin,</text:p>
      <text:p text:style-name="P24"/>
      <text:p text:style-name="P24"/>
      <text:p text:style-name="P21">En r=C3=A9ponse =C3=A0 ton mail de ce lundi 05, je te prie de bien vouloir =</text:p>
      <text:p text:style-name="P21">en faire la demande aupr=C3=A8s de Jean-S=C3=A9bastien WILLEM.</text:p>
      <text:p text:style-name="P24"/>
      <text:p text:style-name="P21">T'en remerciant par avance,</text:p>
      <text:p text:style-name="P24"/>
      <text:p text:style-name="P21">Cordialement.</text:p>
      <text:p text:style-name="P24"/>
      <text:p text:style-name="P24"/>
      <text:p text:style-name="P24"/>
      <text:p text:style-name="P21">--=20</text:p>
      <text:p text:style-name="P21">Jean-Fran=C3=A7ois BRASSELET</text:p>
      <text:p text:style-name="P21">Chef Comptable</text:p>
      <text:p text:style-name="P21">SA WILLEM - SARL DOMOVEIL - SARL WILLEM RESTAURATION</text:p>
      <text:p text:style-name="P21">Ligne Directe 0820-12-19-03</text:p>
      <text:p text:style-name="P24"/>
      <text:p text:style-name="P24"/>
      <text:p text:style-name="P24"/>
      <text:p text:style-name="P21">----- Mail original -----</text:p>
      <text:p text:style-name="P21">De: "Corentin Leclere" &lt;corentin.leclere@domoveil.fr&gt;</text:p>
      <text:p text:style-name="P21">=C3=80: "comptabilite" &lt;comptabilite@domoveil.fr&gt;</text:p>
      <text:p text:style-name="P21">Envoy=C3=A9: Lundi 5 D=C3=A9cembre 2016 18:03:06</text:p>
      <text:p text:style-name="P21">Objet: demande de documents du 26 novembre</text:p>
      <text:p text:style-name="P24"/>
      <text:p text:style-name="P21">Bonjour Jean-Francois.</text:p>
      <text:p text:style-name="P21">Je fais suite =C3=A0 ma demande par mail du 26 novembre pour la copie du ca=</text:p>
      <text:p text:style-name="P21">hier de pointage.</text:p>
      <text:p text:style-name="P24"/>
      <text:p text:style-name="P21">=C3=A9tant donn=C3=A9e la fermeture des bureaux pour la p=C3=A9riode de no=</text:p>
      <text:p text:style-name="P21">=C3=ABl, peux tu m'indiquer si je peux attendre ces documents pour le mois =</text:p>
      <text:p text:style-name="P21">de janvier?</text:p>
      <text:p text:style-name="P21">Peux tu m'indiquer si quelque chose fait obstacle =C3=A0 la production de c=</text:p>
      <text:p text:style-name="P21">e document (outre le fait qu'il est terriblement long =C3=A0 produire parce=</text:p>
      <text:p text:style-name="P23"><text:s/><text:span text:style-name="T27">qu'il faut acc=C3=A9der aux archives)?</text:span></text:p>
      <text:p text:style-name="P21">Est ce un obstacle l=C3=A9gal (par exemple "la demande doit =C3=AAtre faite=</text:p>
      <text:p text:style-name="P23"><text:s/><text:span text:style-name="T27">par le d=C3=A9l=C3=A9gu=C3=A9")?=20</text:span></text:p>
      <text:p text:style-name="P24"/>
      <text:p text:style-name="P21">Je sollicite une r=C3=A9ponse, s'il te pla=C3=AEt.</text:p>
      <text:p text:style-name="P21">=20</text:p>
      <text:p text:style-name="P24"/>
      <text:p text:style-name="P25">Cordialement, corentin</text:p>
      <text:p text:style-name="Text_20_body"><text:line-break/></text:p>
      <text:p text:style-name="P19"><text:soft-page-break/></text:p>
      <text:p text:style-name="P18"/>
      <text:p text:style-name="P18">MAIL DU 17 JANVIER SOLLICITANT UN RDV 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5.001cm" fo:margin-bottom="2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0:46:15.075000000</meta:creation-date>
    <dc:date>2017-06-05T02:50:22.151000000</dc:date>
    <meta:editing-duration>PT1H45M20S</meta:editing-duration>
    <meta:editing-cycles>40</meta:editing-cycles>
    <meta:generator>LibreOffice/5.2.7.2$Windows_x86 LibreOffice_project/2b7f1e640c46ceb28adf43ee075a6e8b8439ed10</meta:generator>
    <meta:document-statistic meta:table-count="7" meta:image-count="0" meta:object-count="0" meta:page-count="7" meta:paragraph-count="135" meta:word-count="1494" meta:character-count="10042" meta:non-whitespace-character-count="8514"/>
  </office:meta>
</office:document-meta>
</file>